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794cm"/>
    </style:style>
    <style:style style:name="Tabla1.B" style:family="table-column">
      <style:table-column-properties style:column-width="2.706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794cm"/>
    </style:style>
    <style:style style:name="Tabla2.B" style:family="table-column">
      <style:table-column-properties style:column-width="4.815cm"/>
    </style:style>
    <style:style style:name="Tabla2.C" style:family="table-column">
      <style:table-column-properties style:column-width="3.20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78a5" officeooo:paragraph-rsid="001478a5"/>
    </style:style>
    <style:style style:name="P2" style:family="paragraph" style:parent-style-name="Standard">
      <style:text-properties officeooo:rsid="00159f5b" officeooo:paragraph-rsid="00159f5b"/>
    </style:style>
    <style:style style:name="P3" style:family="paragraph" style:parent-style-name="Table_20_Contents">
      <style:text-properties officeooo:rsid="001478a5" officeooo:paragraph-rsid="001478a5"/>
    </style:style>
    <style:style style:name="P4" style:family="paragraph" style:parent-style-name="Table_20_Contents">
      <style:text-properties officeooo:rsid="00159f5b" officeooo:paragraph-rsid="00159f5b"/>
    </style:style>
    <style:style style:name="T1" style:family="text">
      <style:text-properties officeooo:rsid="00159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Clueweb-1K</text:p>
          </table:table-cell>
          <table:table-cell table:style-name="Tabla1.A1" office:value-type="string">
            <text:p text:style-name="P3">Clueweb-10K</text:p>
          </table:table-cell>
          <table:table-cell table:style-name="Tabla1.D1" office:value-type="string">
            <text:p text:style-name="P3">Clueweb-100K</text:p>
          </table:table-cell>
        </table:table-row>
        <table:table-row>
          <table:table-cell table:style-name="Tabla1.A2" office:value-type="string">
            <text:p text:style-name="P3">Obama family tree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3">french lick resort and casino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getting organized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Table_20_Contents">0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toilet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mitchell college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>Tabla P<text:a xlink:type="simple" xlink:href="mailto:p@5" text:style-name="Internet_20_link" text:visited-style-name="Visited_20_Internet_20_Link">@5</text:a>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Clueweb-1K</text:p>
          </table:table-cell>
          <table:table-cell table:style-name="Tabla2.A1" office:value-type="string">
            <text:p text:style-name="P3">Clueweb-1<text:span text:style-name="T1">0</text:span>K</text:p>
          </table:table-cell>
          <table:table-cell table:style-name="Tabla2.D1" office:value-type="string">
            <text:p text:style-name="P4">Clueweb-100K</text:p>
          </table:table-cell>
        </table:table-row>
        <table:table-row>
          <table:table-cell table:style-name="Tabla2.A2" office:value-type="string">
            <text:p text:style-name="P3">Obama family tree</text:p>
          </table:table-cell>
          <table:table-cell table:style-name="Tabla2.A2" office:value-type="string">
            <text:p text:style-name="P3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3">french lick resort and casino</text:p>
          </table:table-cell>
          <table:table-cell table:style-name="Tabla2.A2" office:value-type="string">
            <text:p text:style-name="P3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3">getting organized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3">toilet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3">mitchell college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D2" office:value-type="string">
            <text:p text:style-name="P4"/>
          </table:table-cell>
        </table:table-row>
      </table:table>
      <text:p text:style-name="P1">Tabla <text:a xlink:type="simple" xlink:href="mailto:P@10" text:style-name="Internet_20_link" text:visited-style-name="Visited_20_Internet_20_Link">P@10</text:a></text:p>
      <text:p text:style-name="P1"/>
      <text:p text:style-name="P2">Viendo los resultados obtenidos en clueweb 1k y clueweb10k, no realizamos las búsquedas en el archivo clueweb 100K debido a que esperamos resultados simila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</meta:initial-creator>
    <meta:creation-date>2016-04-05T22:24:25.817683737</meta:creation-date>
    <dc:date>2016-04-05T22:53:38.713388861</dc:date>
    <dc:creator>Ángel </dc:creator>
    <meta:editing-duration>PT14M2S</meta:editing-duration>
    <meta:editing-cycles>1</meta:editing-cycles>
    <meta:document-statistic meta:table-count="2" meta:image-count="0" meta:object-count="0" meta:page-count="1" meta:paragraph-count="39" meta:word-count="80" meta:character-count="434" meta:non-whitespace-character-count="393"/>
    <meta:generator>LibreOffice/5.0.3.2$Linux_X86_64 LibreOffice_project/00m0$Build-2</meta:generator>
  </office:meta>
</office:document-meta>
</file>